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0000001B3AB7DBE2DC427951F.png" manifest:media-type="image/png"/>
  <manifest:file-entry manifest:full-path="Pictures/100002010000025E000001BAED9B50963FE15A04.png" manifest:media-type="image/png"/>
  <manifest:file-entry manifest:full-path="Pictures/1000020100000263000001B79294898347B093E2.png" manifest:media-type="image/png"/>
  <manifest:file-entry manifest:full-path="Pictures/1000020100000265000001B8AF12F6DB6F4F5BC7.png" manifest:media-type="image/png"/>
  <manifest:file-entry manifest:full-path="Pictures/1000020100000268000001B7FA2FD8578BF89F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20pt" fo:font-style="normal" style:text-underline-style="solid" style:text-underline-width="auto" style:text-underline-color="font-color" fo:font-weight="normal" officeooo:rsid="000082ac" officeooo:paragraph-rsid="000082ac" style:font-size-asian="20pt" style:font-style-asian="normal" style:font-weight-asian="normal" style:font-size-complex="20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3pt" fo:font-style="normal" style:text-underline-style="solid" style:text-underline-width="auto" style:text-underline-color="font-color" fo:font-weight="normal" officeooo:rsid="000082ac" officeooo:paragraph-rsid="000082ac" style:font-size-asian="11.3500003814697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3pt" fo:font-style="normal" style:text-underline-style="solid" style:text-underline-width="auto" style:text-underline-color="font-color" fo:font-weight="normal" officeooo:rsid="000082ac" officeooo:paragraph-rsid="000082ac" style:font-size-asian="11.3500003814697pt" style:font-style-asian="normal" style:font-weight-asian="normal" style:font-size-complex="13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</text:p>
      <text:p text:style-name="P1"/>
      <text:p text:style-name="P1"><draw:frame draw:style-name="fr1" draw:name="Image1" text:anchor-type="char" svg:x="3.048cm" svg:y="0.064cm" svg:width="13.857cm" svg:height="9.874cm" draw:z-index="0"><draw:image xlink:href="Pictures/1000020100000268000001B7FA2FD8578BF89F69.png" xlink:type="simple" xlink:show="embed" xlink:actuate="onLoad" loext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3.018cm" svg:y="0.118cm" svg:width="13.968cm" svg:height="10.026cm" draw:z-index="1"><draw:image xlink:href="Pictures/1000020100000265000001B8AF12F6DB6F4F5BC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x="1.766cm" svg:y="-0.84cm" svg:width="16.166cm" svg:height="11.615cm" draw:z-index="2"><draw:image xlink:href="Pictures/1000020100000263000001B79294898347B093E2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x="3.223cm" svg:y="0.201cm" svg:width="14.097cm" svg:height="10.282cm" draw:z-index="3"><draw:image xlink:href="Pictures/100002010000025E000001BAED9B50963FE15A0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char" svg:x="1.951cm" svg:y="0.529cm" svg:width="16.087cm" svg:height="11.509cm" draw:z-index="4"><draw:image xlink:href="Pictures/1000020100000260000001B3AB7DBE2DC427951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47cm" fo:margin-right="0.3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3T17:05:25.186050904</meta:creation-date>
    <dc:date>2020-07-05T12:37:28.559351067</dc:date>
    <meta:editing-duration>PT5M52S</meta:editing-duration>
    <meta:editing-cycles>3</meta:editing-cycles>
    <meta:generator>LibreOffice/6.4.4.2$Linux_X86_64 LibreOffice_project/40$Build-2</meta:generator>
    <meta:document-statistic meta:table-count="0" meta:image-count="5" meta:object-count="0" meta:page-count="3" meta:paragraph-count="1" meta:word-count="1" meta:character-count="6" meta:non-whitespace-character-count="6"/>
  </office:meta>
</office:document-meta>
</file>